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 style:data-style-name="N106"/>
    <style:style style:name="ce5" style:family="table-cell" style:parent-style-name="Default" style:data-style-name="N107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1cm" svg:height="9.008cm" svg:x="0.114cm" svg:y="9.099cm">
            <draw:object draw:notify-on-update-of-ranges="Лист1.A16:Лист1.A16 Лист1.B16:Лист1.F16 Лист1.A17:Лист1.A17 Лист1.B17:Лист1.F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9cm" svg:height="9.008cm" svg:x="18.154cm" svg:y="9.257cm">
            <draw:object draw:notify-on-update-of-ranges="Лист1.I16:Лист1.I16 Лист1.J16:Лист1.N16 Лист1.I17:Лист1.I17 Лист1.J17:Лист1.N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Limit</text:p>
          </table:table-cell>
          <table:table-cell office:value-type="string" calcext:value-type="string">
            <text:p>Typ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ubble</text:p>
          </table:table-cell>
          <table:table-cell table:number-columns-repeated="5" office:value-type="float" office:value="0.00002" calcext:value-type="float">
            <text:p>0,00002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1" calcext:value-type="float">
            <text:p>11</text:p>
          </table:covered-table-cell>
          <table:table-cell office:value-type="string" calcext:value-type="string">
            <text:p>Built-in</text:p>
          </table:table-cell>
          <table:table-cell office:value-type="float" office:value="0.00001" calcext:value-type="float">
            <text:p>0,00001</text:p>
          </table:table-cell>
          <table:table-cell table:number-columns-repeated="4" office:value-type="float" office:value="0" calcext:value-type="float">
            <text:p>0,00000</text:p>
          </table:table-cell>
          <table:table-cell table:number-columns-repeated="7"/>
        </table:table-row>
        <table:table-row table:style-name="ro1">
          <table:table-cell table:style-name="ce2"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bubble</text:p>
          </table:table-cell>
          <table:table-cell office:value-type="float" office:value="0.00053" calcext:value-type="float">
            <text:p>0,00053</text:p>
          </table:table-cell>
          <table:table-cell table:number-columns-repeated="2" office:value-type="float" office:value="0.00093" calcext:value-type="float">
            <text:p>0,00093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92" calcext:value-type="float">
            <text:p>0,00092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3" calcext:value-type="float">
            <text:p>13</text:p>
          </table:covered-table-cell>
          <table:table-cell office:value-type="string" calcext:value-type="string">
            <text:p>Built-in</text:p>
          </table:table-cell>
          <table:table-cell office:value-type="float" office:value="0.00002" calcext:value-type="float">
            <text:p>0,00002</text:p>
          </table:table-cell>
          <table:table-cell table:number-columns-repeated="4" office:value-type="float" office:value="0.00001" calcext:value-type="float">
            <text:p>0,00001</text:p>
          </table:table-cell>
          <table:table-cell table:number-columns-repeated="7"/>
        </table:table-row>
        <table:table-row table:style-name="ro1">
          <table:table-cell table:style-name="ce2" office:value-type="float" office:value="1000" calcext:value-type="float" table:number-columns-spanned="1" table:number-rows-spanned="2">
            <text:p>1 000</text:p>
          </table:table-cell>
          <table:table-cell office:value-type="string" calcext:value-type="string">
            <text:p>bubble</text:p>
          </table:table-cell>
          <table:table-cell office:value-type="float" office:value="0.09047" calcext:value-type="float">
            <text:p>0,09047</text:p>
          </table:table-cell>
          <table:table-cell office:value-type="float" office:value="0.08887" calcext:value-type="float">
            <text:p>0,08887</text:p>
          </table:table-cell>
          <table:table-cell office:value-type="float" office:value="0.08747" calcext:value-type="float">
            <text:p>0,08747</text:p>
          </table:table-cell>
          <table:table-cell office:value-type="float" office:value="0.08999" calcext:value-type="float">
            <text:p>0,08999</text:p>
          </table:table-cell>
          <table:table-cell office:value-type="float" office:value="0.08804" calcext:value-type="float">
            <text:p>0,08804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5" calcext:value-type="float">
            <text:p>15</text:p>
          </table:covered-table-cell>
          <table:table-cell office:value-type="string" calcext:value-type="string">
            <text:p>Built-in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19" calcext:value-type="float">
            <text:p>0,00019</text:p>
          </table:table-cell>
          <table:table-cell table:number-columns-repeated="2" office:value-type="float" office:value="0.00018" calcext:value-type="float">
            <text:p>0,00018</text:p>
          </table:table-cell>
          <table:table-cell table:number-columns-repeated="7"/>
        </table:table-row>
        <table:table-row table:style-name="ro1">
          <table:table-cell table:style-name="ce2" office:value-type="float" office:value="10000" calcext:value-type="float" table:number-columns-spanned="1" table:number-rows-spanned="2">
            <text:p>10 000</text:p>
          </table:table-cell>
          <table:table-cell office:value-type="string" calcext:value-type="string">
            <text:p>bubble</text:p>
          </table:table-cell>
          <table:table-cell office:value-type="float" office:value="8.94178" calcext:value-type="float">
            <text:p>8,94178</text:p>
          </table:table-cell>
          <table:table-cell office:value-type="float" office:value="8.88268" calcext:value-type="float">
            <text:p>8,88268</text:p>
          </table:table-cell>
          <table:table-cell office:value-type="float" office:value="8.88088" calcext:value-type="float">
            <text:p>8,88088</text:p>
          </table:table-cell>
          <table:table-cell office:value-type="float" office:value="8.90235" calcext:value-type="float">
            <text:p>8,90235</text:p>
          </table:table-cell>
          <table:table-cell office:value-type="float" office:value="8.94336" calcext:value-type="float">
            <text:p>8,94336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7" calcext:value-type="float">
            <text:p>17</text:p>
          </table:covered-table-cell>
          <table:table-cell office:value-type="string" calcext:value-type="string">
            <text:p>Built-in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54" calcext:value-type="float">
            <text:p>0,00540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246" calcext:value-type="float">
            <text:p>0,00246</text:p>
          </table:table-cell>
          <table:table-cell table:number-columns-repeated="7"/>
        </table:table-row>
        <table:table-row table:style-name="ro1">
          <table:table-cell table:style-name="ce2" office:value-type="float" office:value="100000" calcext:value-type="float" table:number-columns-spanned="1" table:number-rows-spanned="2">
            <text:p>100 000</text:p>
          </table:table-cell>
          <table:table-cell office:value-type="string" calcext:value-type="string">
            <text:p>bubble</text:p>
          </table:table-cell>
          <table:table-cell office:value-type="float" office:value="908.85695" calcext:value-type="float">
            <text:p>908,85695</text:p>
          </table:table-cell>
          <table:table-cell office:value-type="float" office:value="899.08199" calcext:value-type="float">
            <text:p>899,08199</text:p>
          </table:table-cell>
          <table:table-cell office:value-type="float" office:value="900.34967" calcext:value-type="float">
            <text:p>900,34967</text:p>
          </table:table-cell>
          <table:table-cell office:value-type="float" office:value="903.64258" calcext:value-type="float">
            <text:p>903,64258</text:p>
          </table:table-cell>
          <table:table-cell office:value-type="float" office:value="901.49068" calcext:value-type="float">
            <text:p>901,49068</text:p>
          </table:table-cell>
          <table:table-cell table:number-columns-repeated="7"/>
        </table:table-row>
        <table:table-row table:style-name="ro1">
          <table:covered-table-cell table:style-name="ce2" office:value-type="float" office:value="19" calcext:value-type="float">
            <text:p>19</text:p>
          </table:covered-table-cell>
          <table:table-cell office:value-type="string" calcext:value-type="string">
            <text:p>Built-in</text:p>
          </table:table-cell>
          <table:table-cell office:value-type="float" office:value="0.03523" calcext:value-type="float">
            <text:p>0,03523</text:p>
          </table:table-cell>
          <table:table-cell office:value-type="float" office:value="0.03249" calcext:value-type="float">
            <text:p>0,03249</text:p>
          </table:table-cell>
          <table:table-cell office:value-type="float" office:value="0.03281" calcext:value-type="float">
            <text:p>0,03281</text:p>
          </table:table-cell>
          <table:table-cell office:value-type="float" office:value="0.03225" calcext:value-type="float">
            <text:p>0,03225</text:p>
          </table:table-cell>
          <table:table-cell office:value-type="float" office:value="0.03241" calcext:value-type="float">
            <text:p>0,0324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Points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 000</text:p>
          </table:table-cell>
          <table:table-cell table:style-name="ce3" office:value-type="float" office:value="10000" calcext:value-type="float">
            <text:p>10 000</text:p>
          </table:table-cell>
          <table:table-cell table:style-name="ce3" office:value-type="float" office:value="100000" calcext:value-type="float">
            <text:p>100 000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 000</text:p>
          </table:table-cell>
          <table:table-cell table:style-name="ce3" office:value-type="float" office:value="10000" calcext:value-type="float">
            <text:p>10 000</text:p>
          </table:table-cell>
          <table:table-cell table:style-name="ce3" office:value-type="float" office:value="100000" calcext:value-type="float">
            <text:p>100 000</text:p>
          </table:table-cell>
        </table:table-row>
        <table:table-row table:style-name="ro1">
          <table:table-cell office:value-type="string" calcext:value-type="string">
            <text:p>y_bubble</text:p>
          </table:table-cell>
          <table:table-cell table:style-name="ce4" table:formula="of:=([.D3]+[.E3]+[.F3])/3" office:value-type="float" office:value="0.00002" calcext:value-type="float">
            <text:p>0,00002</text:p>
          </table:table-cell>
          <table:table-cell table:style-name="ce4" table:formula="of:=([.E5]+[.F5]+[.G5])/3" office:value-type="float" office:value="0.000793333333333333" calcext:value-type="float">
            <text:p>0,00079</text:p>
          </table:table-cell>
          <table:table-cell table:style-name="ce4" table:formula="of:=([.D7]+[.F7]+[.G7])/3" office:value-type="float" office:value="0.0889666666666667" calcext:value-type="float">
            <text:p>0,08897</text:p>
          </table:table-cell>
          <table:table-cell table:style-name="ce4" table:formula="of:=([.C9]+[.D9]+[.F9])/3" office:value-type="float" office:value="8.90893666666667" calcext:value-type="float">
            <text:p>8,90894</text:p>
          </table:table-cell>
          <table:table-cell table:style-name="ce4" table:formula="of:=([.E11]+[.F11]+[.G11])/3" office:value-type="float" office:value="901.827643333333" calcext:value-type="float">
            <text:p>901,82764</text:p>
          </table:table-cell>
          <table:table-cell table:style-name="Default"/>
          <table:table-cell/>
          <table:table-cell office:value-type="string" calcext:value-type="string">
            <text:p>y_built-in</text:p>
          </table:table-cell>
          <table:table-cell table:style-name="ce4" table:formula="of:=([.C4]+[.D4]+[.E4])/3" office:value-type="float" office:value="0.00000333333333333333" calcext:value-type="float">
            <text:p>0,00000</text:p>
          </table:table-cell>
          <table:table-cell table:style-name="ce4" table:formula="of:=([.D6]+[.E6]+[.F6])/3" office:value-type="float" office:value="0.00001" calcext:value-type="float">
            <text:p>0,00001</text:p>
          </table:table-cell>
          <table:table-cell table:style-name="ce4" table:formula="of:=([.E8]+[.F8]+[.G8])/3" office:value-type="float" office:value="0.000183333333333333" calcext:value-type="float">
            <text:p>0,00018</text:p>
          </table:table-cell>
          <table:table-cell table:style-name="ce4" table:formula="of:=([.C10]+[.F10]+[.G10])/3" office:value-type="float" office:value="0.00240666666666667" calcext:value-type="float">
            <text:p>0,00241</text:p>
          </table:table-cell>
          <table:table-cell table:style-name="ce4" table:formula="of:=([.D12]+[.E12]+[.G12])/3" office:value-type="float" office:value="0.03257" calcext:value-type="float">
            <text:p>0,03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6">
      <number:number number:decimal-places="5" number:min-integer-digits="1"/>
    </number:number-style>
    <number:number-style style:name="N107">
      <number:number number:decimal-places="5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0:10:28.321165146</meta:creation-date>
    <dc:date>2014-08-07T20:58:35.789886263</dc:date>
    <meta:editing-duration>PT32S</meta:editing-duration>
    <meta:editing-cycles>1</meta:editing-cycles>
    <meta:document-statistic meta:table-count="1" meta:cell-count="102" meta:object-count="2"/>
    <meta:generator>LibreOffice/4.2.4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style-name="ch1">
        <chart:legend chart:legend-position="end" svg:x="13.291cm" svg:y="4.205cm" style:legend-expansion="high" chart:style-name="ch2"/>
        <chart:plot-area chart:style-name="ch3" table:cell-range-address="Лист1.A16:Лист1.F17" chart:data-source-has-labels="both" svg:x="0.77cm" svg:y="0.855cm" svg:width="11.881cm" svg:height="7.554cm">
          <chartooo:coordinate-region svg:x="1.868cm" svg:y="1.055cm" svg:width="10.173cm" svg:height="6.707cm"/>
          <chart:axis chart:dimension="x" chart:name="primary-x" chart:style-name="ch4" chartooo:axis-type="auto">
            <chartooo:date-scale/>
            <chart:categories table:cell-range-address="Лист1.B16:Лист1.F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7:Лист1.F17" chart:label-cell-address="Лист1.A17:Лист1.A1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Лист1.B16:Лист1.F1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y_bubble</text:p>
                <draw:g>
                  <svg:desc>Лист1.A17:Лист1.A17</svg:desc>
                </draw:g>
              </table:table-cell>
              <table:table-cell office:value-type="float" office:value="0.00002">
                <text:p>0.00002</text:p>
                <draw:g>
                  <svg:desc>Лист1.B17:Лист1.F17</svg:desc>
                </draw:g>
              </table:table-cell>
              <table:table-cell office:value-type="float" office:value="0.000793333333333333">
                <text:p>0.000793333333333333</text:p>
              </table:table-cell>
              <table:table-cell office:value-type="float" office:value="0.0889666666666667">
                <text:p>0.0889666666666667</text:p>
              </table:table-cell>
              <table:table-cell office:value-type="float" office:value="8.90893666666667">
                <text:p>8.90893666666667</text:p>
              </table:table-cell>
              <table:table-cell office:value-type="float" office:value="901.827643333333">
                <text:p>901.82764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06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line" chart:style-name="ch1">
        <chart:legend chart:legend-position="end" svg:x="13.29cm" svg:y="4.205cm" style:legend-expansion="high" chart:style-name="ch2"/>
        <chart:plot-area chart:style-name="ch3" table:cell-range-address="Лист1.I16:Лист1.N17" chart:data-source-has-labels="both" svg:x="0.77cm" svg:y="0.855cm" svg:width="11.88cm" svg:height="7.554cm">
          <chartooo:coordinate-region svg:x="2.238cm" svg:y="1.055cm" svg:width="9.802cm" svg:height="6.707cm"/>
          <chart:axis chart:dimension="x" chart:name="primary-x" chart:style-name="ch4" chartooo:axis-type="auto">
            <chartooo:date-scale/>
            <chart:categories table:cell-range-address="Лист1.J16:Лист1.N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J17:Лист1.N17" chart:label-cell-address="Лист1.I17:Лист1.I1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Лист1.J16:Лист1.N1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y_built-in</text:p>
                <draw:g>
                  <svg:desc>Лист1.I17:Лист1.I17</svg:desc>
                </draw:g>
              </table:table-cell>
              <table:table-cell office:value-type="float" office:value="0.00000333333333333333">
                <text:p>0.00000333333333333333</text:p>
                <draw:g>
                  <svg:desc>Лист1.J17:Лист1.N17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183333333333333">
                <text:p>0.000183333333333333</text:p>
              </table:table-cell>
              <table:table-cell office:value-type="float" office:value="0.00240666666666667">
                <text:p>0.00240666666666667</text:p>
              </table:table-cell>
              <table:table-cell office:value-type="float" office:value="0.03257">
                <text:p>0.03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